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adornments="Regular" style:font-pitch="variable" style:font-charset="x-symbol"/>
    <style:font-face style:name="Wingdings" svg:font-family="Wingdings"/>
    <style:font-face style:name="Courier New"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svg:font-family="Arial" style:font-family-generic="roman" style:font-pitch="variable"/>
    <style:font-face style:name="Baskerville Old Face" svg:font-family="'Baskerville Old Fac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Tabla2" style:family="table">
      <style:table-properties style:width="15.838cm" fo:margin-left="-0.191cm" table:align="left" style:writing-mode="lr-tb"/>
    </style:style>
    <style:style style:name="Tabla2.A" style:family="table-column">
      <style:table-column-properties style:column-width="2.639cm"/>
    </style:style>
    <style:style style:name="Tabla2.C" style:family="table-column">
      <style:table-column-properties style:column-width="2.637cm"/>
    </style:style>
    <style:style style:name="Tabla2.E" style:family="table-column">
      <style:table-column-properties style:column-width="2.641cm"/>
    </style:style>
    <style:style style:name="Tabla2.F" style:family="table-column">
      <style:table-column-properties style:column-width="2.644cm"/>
    </style:style>
    <style:style style:name="Tabla2.1" style:family="table-row">
      <style:table-row-properties style:keep-together="true" fo:keep-together="auto"/>
    </style:style>
    <style:style style:name="Tabla2.A1" style:family="table-cell">
      <style:table-cell-properties fo:padding-left="0.191cm" fo:padding-right="0.191cm" fo:padding-top="0cm" fo:padding-bottom="0cm" fo:border="none"/>
    </style:style>
    <style:style style:name="Table1" style:family="table">
      <style:table-properties style:width="15.24cm" table:align="margins" style:writing-mode="lr-tb"/>
    </style:style>
    <style:style style:name="Table1.A" style:family="table-column">
      <style:table-column-properties style:column-width="3.81cm" style:rel-column-width="16383*"/>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Baskerville Old Face" fo:font-size="14pt" fo:font-style="normal" style:text-underline-style="none" fo:font-weight="normal" style:font-size-asian="14pt" style:font-style-asian="normal" style:font-weight-asian="normal" style:font-size-complex="14pt" style:font-style-complex="normal" style:font-weight-complex="normal"/>
    </style:style>
    <style:style style:name="P2" style:family="paragraph" style:parent-style-name="Standard">
      <style:paragraph-properties fo:text-align="justify" style:justify-single-word="false"/>
      <style:text-properties style:font-name="Baskerville Old Face" fo:font-size="14pt" style:font-size-asian="14pt" style:font-size-complex="14pt"/>
    </style:style>
    <style:style style:name="P3" style:family="paragraph" style:parent-style-name="Standard">
      <style:paragraph-properties fo:text-align="start" style:justify-single-word="false"/>
      <style:text-properties style:font-name="Verdan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Verdana" fo:font-style="normal" style:text-underline-style="none" fo:font-weight="normal" style:font-style-asian="normal" style:font-weight-asian="normal" style:font-style-complex="normal" style:font-weight-complex="normal"/>
    </style:style>
    <style:style style:name="P6" style:family="paragraph" style:parent-style-name="Standard">
      <style:paragraph-properties fo:text-align="start" style:justify-single-word="false"/>
    </style:style>
    <style:style style:name="P7" style:family="paragraph" style:parent-style-name="Standard">
      <style:paragraph-properties fo:margin-top="0cm" fo:margin-bottom="0.353cm" fo:line-height="115%" fo:text-align="justify" style:justify-single-word="false"/>
      <style:text-properties style:font-name="Baskerville Old Face" fo:font-size="14pt" style:font-size-asian="14pt" style:font-size-complex="14pt"/>
    </style:style>
    <style:style style:name="P8" style:family="paragraph" style:parent-style-name="List_20_Paragraph">
      <style:paragraph-properties fo:text-align="start" style:justify-single-word="false"/>
      <style:text-properties style:font-name="Verdana" fo:font-size="12pt" fo:language="es" fo:country="HN"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List_20_Paragraph">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List_20_Paragraph">
      <style:paragraph-properties fo:margin-left="0cm" fo:margin-right="0cm" fo:text-align="start" style:justify-single-word="false" fo:text-indent="0cm" style:auto-text-indent="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Baskerville Old Face" fo:font-size="14pt" fo:font-style="normal" style:text-underline-style="none"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top="0cm" fo:margin-bottom="0.353cm" fo:line-height="115%" fo:text-align="justify" style:justify-single-word="false"/>
      <style:text-properties style:font-name="Baskerville Old Face" fo:font-size="14pt" style:font-size-asian="14pt" style:font-size-complex="14pt"/>
    </style:style>
    <style:style style:name="P14" style:family="paragraph" style:parent-style-name="List_20_Paragraph" style:list-style-name="WWNum1">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List_20_Paragraph" style:list-style-name="WWNum2">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List_20_Paragraph" style:list-style-name="WWNum1">
      <style:paragraph-properties fo:text-align="start" style:justify-single-word="false"/>
      <style:text-properties style:font-name="Verdan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List_20_Paragraph">
      <style:paragraph-properties fo:margin-left="0cm" fo:margin-right="0cm" fo:text-align="start" style:justify-single-word="false" fo:text-indent="0cm" style:auto-text-indent="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Table_20_Contents">
      <style:paragraph-properties fo:text-align="start" style:justify-single-word="false"/>
    </style:style>
    <style:style style:name="T1" style:family="text">
      <style:text-properties fo:language="en" fo:country="US"/>
    </style:style>
    <style:style style:name="T2" style:family="text">
      <style:text-properties fo:color="#445588"/>
    </style:style>
    <style:style style:name="T3" style:family="text">
      <style:text-properties fo:color="#445588" style:font-name="Verdana" fo:language="en" fo:country="US" fo:font-style="normal" style:text-underline-style="none" fo:font-weight="normal" style:font-style-asian="normal" style:font-weight-asian="normal" style:font-style-complex="normal" style:font-weight-complex="normal"/>
    </style:style>
    <style:style style:name="T4" style:family="text">
      <style:text-properties fo:color="#445588" style:font-name="Verdana" fo:font-style="normal" style:text-underline-style="none" fo:font-weight="normal" style:font-style-asian="normal" style:font-weight-asian="normal" style:font-style-complex="normal" style:font-weight-complex="normal"/>
    </style:style>
    <style:style style:name="T5" style:family="text">
      <style:text-properties style:font-name="Verdana" fo:language="en" fo:country="US" fo:font-style="normal" style:text-underline-style="none" fo:font-weight="normal" style:font-style-asian="normal" style:font-weight-asian="normal" style:font-style-complex="normal" style:font-weight-complex="normal"/>
    </style:style>
    <style:style style:name="T6" style:family="text">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style:font-name="Verdana" fo:font-style="normal" style:text-underline-style="none"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lase: StorageManager</text:p>
      <text:p text:style-name="P4">Descripción: </text:p>
      <text:p text:style-name="P4">El propósito principal de esta clase es proveernos el método para crear un archivo que contendrá el TableSpace de la base de datos.</text:p>
      <text:p text:style-name="P4">Funciones:</text:p>
      <text:list xml:id="list1062263478" text:style-name="WWNum1">
        <text:list-item>
          <text:p text:style-name="P14">void createTableSpace(const char* nombreBD, const char* version, const char* clave, unsigned int cantBloques);</text:p>
        </text:list-item>
      </text:list>
      <text:p text:style-name="P4">nombreBD = recibe el nombre de la base de datos ejemplo: MyOracleDB.</text:p>
      <text:p text:style-name="P4">versión = recibe una cadena para la versión de la Base de Datos, ejemplo: 1.0.</text:p>
      <text:p text:style-name="P4">clave = recibe una cadena para la clave o password de la Base de Datos.</text:p>
      <text:p text:style-name="P4">cantBloques = recibe la cantidad de bloques que va contener el TableSpace, tomando en cuenta que cada bloque tiene un tamaño por default de 4096 bytes (4 kb).</text:p>
      <text:p text:style-name="P4">*Esta función produce un archivo ubicado en la carpeta donde está el proyecto, ejemplo: /home/mairen/Documentos/TeoriadeBasedeDatosII_StorageManager/StorageManager</text:p>
      <text:p text:style-name="P4">Cuyo nombre es “tablespace.dat”.</text:p>
      <text:p text:style-name="P4">*Al inicio la lista de libres del TableSpace está formada por todos los bloques.</text:p>
      <text:list xml:id="list856354379" text:continue-numbering="true" text:style-name="WWNum1">
        <text:list-item>
          <text:p text:style-name="P14">void createTable(const char* nombreTabla, unsigned int cant_campos, InfoMDC *campos);</text:p>
        </text:list-item>
      </text:list>
      <text:p text:style-name="P4">nombreTabla = corresponde al nombre de la tabla, con un máximo de 50 caracteres.</text:p>
      <text:p text:style-name="P4">cant_campos = corresponde al número de campos que tiene el arreglo que se incorporaran a la tabla.</text:p>
      <text:p text:style-name="P4">campos = corresponde al arreglo de objetos de la clase InfoMDC, es decir los campos que pasaran a formar parte de la tabl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Clase: Block</text:p>
      <text:p text:style-name="P4"><text:tab/>Header header</text:p>
      <text:p text:style-name="P4"><text:s text:c="4"/><text:tab/>Block(unsigned int blockID, unsigned int ant, unsigned int sig, <text:tab/><text:tab/><text:tab/>const char *type)</text:p>
      <text:p text:style-name="P4"><text:tab/>virtual void escribir()</text:p>
      <text:p text:style-name="P4"><text:tab/>virtual unsigned int getEspacioDisponible()</text:p>
      <text:p text:style-name="P4">Descripción: </text:p>
      <text:p text:style-name="P4">Esta clase instancia a un bloque vacío con su Header, en el constructor recibe de parámetro los atributos de la Clase Header, por lo tanto la clase Block tiene un atributo header de la Clase Header.</text:p>
      <text:p text:style-name="P4">Funciones:</text:p>
      <text:list xml:id="list1067184480" text:continue-numbering="true" text:style-name="WWNum1">
        <text:list-item>
          <text:p text:style-name="P14">void escribir();</text:p>
        </text:list-item>
      </text:list>
      <text:p text:style-name="P4">Esta función escribe el bloque en el archivo, es decir solo la información que tenga el objeto de la clase que herede de Block al momento de llamar a la misma función. </text:p>
      <text:list xml:id="list152351941" text:continue-numbering="true" text:style-name="WWNum1">
        <text:list-item>
          <text:p text:style-name="P14">unsigned int getEspacioDisponible();</text:p>
        </text:list-item>
      </text:list>
      <text:p text:style-name="P4">Esta function devuelve el espacio disponible que contiene un bloque.</text:p>
      <text:p text:style-name="P4"><text:span text:style-name="T1">Clase: Header</text:span><text:span text:style-name="T1"><text:line-break/><text:tab/></text:span><text:bookmark-start text:name="__DdeLink__52_413993362"/><text:span text:style-name="T1">unsigned</text:span><text:bookmark-end text:name="__DdeLink__52_413993362"/><text:span text:style-name="T1"> int blockID<text:line-break/><text:tab/>unsigned int sig<text:line-break/></text:span><text:span text:style-name="T1"><text:tab/>unsigned int ant<text:line-break/><text:tab/>char type[4]</text:span></text:p>
      <text:p text:style-name="P4">Descripción: </text:p>
      <text:p text:style-name="P4">El blockID representa la ubicación del bloque en el disco como si el disco fuera un arreglo de bloques de 4096 bytes. Debido a lo anterior los atributos <text:s/>sig y ant nos permiten tratar este arreglo de bloques como una lista doblemente enlazada para una mejor manipulación.</text:p>
      <text:p text:style-name="P4">El atributo type tendrá el siguiente dominio <text:tab/>de datos: </text:p>
      <text:p text:style-name="P4">SB=System Block</text:p>
      <text:p text:style-name="P4">BB=Blank Block</text:p>
      <text:p text:style-name="P4"><text:bookmark-start text:name="__DdeLink__1126_182676312"/>MDB<text:bookmark-end text:name="__DdeLink__1126_182676312"/>=Metadata Block</text:p>
      <text:p text:style-name="P4">MDCB=Continuación de Metadata Block</text:p>
      <text:p text:style-name="P4">DB=Data Block</text:p>
      <text:p text:style-name="P4">VB=Varchar Block</text:p>
      <text:p text:style-name="P4">*Para cada uno de los atributos anteriores de la clase Header, la clase Block contiene los sets y gets de dichos atributos en disco, el atributo header de la clase Header es publico por lo que se puede acceder fácilmente en memoria así como los atributos internos de la clase Header.</text:p>
      <text:p text:style-name="P4">*Los sets y gets para todas las clases tienen el siguiente formato:</text:p>
      <text:p text:style-name="P4">getFinal_MDCont</text:p>
      <text:p text:style-name="P4">setPrimerLibre</text:p>
      <text:p text:style-name="P4">La primera letra del nombre del atributo va en mayuscula las demas como estan definididas en el nombre de dicho atributo.</text:p>
      <text:p text:style-name="P4"><text:soft-page-break/>Clase: SystemBlock hereda de la clase Block</text:p>
      <text:p text:style-name="P4"><text:tab/>InfoSB info</text:p>
      <text:p text:style-name="P4"><text:tab/>SystemBlock()</text:p>
      <text:p text:style-name="P4">Descripción: </text:p>
      <text:p text:style-name="P4">Esta clase nos permite instanciar el bloque de sistema correspondiente al archivo del tablespace de la base de datos, como se explica en la sección de la clase StorageManager.</text:p>
      <text:p text:style-name="P4">El constructor de esta clase hala del disco la información correspondiente al bloque de sistema en el atributo info así como el Header de este bloque en particular.</text:p>
      <text:p text:style-name="P4">Funciones:</text:p>
      <text:list xml:id="list495891950" text:continue-numbering="true" text:style-name="WWNum1">
        <text:list-item>
          <text:p text:style-name="P14">unsigned int getPrimerLibre();</text:p>
        </text:list-item>
      </text:list>
      <text:p text:style-name="P4">Esta función corresponde al get del atributo primer libre de la clase InfoSB para la cual la clase SystemBlock contiene un atributo de dicha clase.</text:p>
      <text:list xml:id="list399330204" text:continue-numbering="true" text:style-name="WWNum1">
        <text:list-item>
          <text:p text:style-name="P14">void actualizarPrimerLibre();</text:p>
        </text:list-item>
      </text:list>
      <text:p text:style-name="P4">Después de haber utilizado la función getPrimerLibre es necesario llamar a la función actualizarPrimerLibre debido a que dicha función nos ayudara a actualizar la lista de libres por lo tanto esta función acomodara aquellos bloques que se vean afectados en el proceso de elegir el bloque libre que se pidió anteriormente.</text:p>
      <text:p text:style-name="P4">Clase: InfoSB</text:p>
      <text:p text:style-name="P4"><text:tab/>char nombreBD[32]</text:p>
      <text:p text:style-name="P4"><text:s text:c="4"/><text:tab/>char version[8]</text:p>
      <text:p text:style-name="P4"><text:s text:c="4"/><text:tab/><text:span text:style-name="T1">char clave[16]</text:span></text:p>
      <text:p text:style-name="P4"><text:s text:c="4"/><text:tab/>unsigned int primerBMD</text:p>
      <text:p text:style-name="P4"><text:s text:c="4"/><text:tab/>unsigned int ultimoBMD</text:p>
      <text:p text:style-name="P4"><text:span text:style-name="T1"><text:s text:c="4"/><text:tab/></text:span>unsigned int primerLibre</text:p>
      <text:p text:style-name="P4">Descripcion:</text:p>
      <text:p text:style-name="P4">nombreBD coincide con el parámetro nombreBD de la función createTableSpace de la clase StorageManager asi como versión y clave.</text:p>
      <text:p text:style-name="P4">primerBMD corresponde al blockID del primer bloque de Metadata es decir la primera tabla en crearse</text:p>
      <text:p text:style-name="P4">ultimoBMD corresponde al blockID del último bloque de Metadata.</text:p>
      <text:p text:style-name="P4">primerLibre corresponde al blockID del primer boque libre de la lista de libres.</text:p>
      <text:p text:style-name="P4">*Para cada uno de los atributos anteriores de la clase InfoSB, la clase SystemBlock contiene los sets y gets de dichos atributos en disco, el atributo info de la clase InfoSB es publico por lo que se puede acceder fácilmente en memoria así como los atributos internos de la clase InfoSB.</text:p>
      <text:p text:style-name="P4"/>
      <text:p text:style-name="P4"/>
      <text:p text:style-name="P4"/>
      <text:p text:style-name="P4"><text:soft-page-break/>Clase: Metadata hereda de la clase Block</text:p>
      <text:p text:style-name="P4"><text:tab/><text:span text:style-name="T1">Metadata(</text:span><text:bookmark-start text:name="__DdeLink__1124_182676312"/><text:span text:style-name="T1">unsigned int blockID, char* nombreTabla, unsigned int cant_campos</text:span><text:bookmark-end text:name="__DdeLink__1124_182676312"/><text:span text:style-name="T1">):</text:span></text:p>
      <text:p text:style-name="P4">Este constructor nos permite mantener un bloque de metadata en memoria para luego escribirse.</text:p>
      <text:p text:style-name="P4"><text:tab/>Metadata(unsigned int <text:bookmark-start text:name="__DdeLink__1128_182676312"/>blockID<text:bookmark-end text:name="__DdeLink__1128_182676312"/>):</text:p>
      <text:p text:style-name="P4">Este constructor lee del archivo y carga en memoria los atributos correspondientes al bloque con dicho ID. <text:s text:c="4"/></text:p>
      <text:p text:style-name="P4"><text:tab/>InfoMD info</text:p>
      <text:p text:style-name="P4">Funciones:</text:p>
      <text:list xml:id="list839364661" text:continue-numbering="true" text:style-name="WWNum1">
        <text:list-item>
          <text:p text:style-name="P14"><text:bookmark text:name="__DdeLink__1132_182676312"/><text:bookmark text:name="__DdeLink__1134_182676312"/>unsigned int getFreeSpace(int espacio);</text:p>
        </text:list-item>
      </text:list>
      <text:p text:style-name="P4">Esta función devuelve el blockID de un bloque de datos con el espacio del Registro que se especifica de parámetro en caso que no existiese un bloque de datos con espacio retorna 0.</text:p>
      <text:list xml:id="list1958386334" text:continue-numbering="true" text:style-name="WWNum1">
        <text:list-item>
          <text:p text:style-name="P16"><text:bookmark text:name="__DdeLink__1136_182676312"/>InfoMDC readCampo(unsigned int index);</text:p>
        </text:list-item>
      </text:list>
      <text:p text:style-name="P4">Devuelve el campo de una tabla correspondiente al index de parámetro, considera los bloques de MetadataContinuo.</text:p>
      <text:list xml:id="list1506137996" text:continue-numbering="true" text:style-name="WWNum1">
        <text:list-item>
          <text:p text:style-name="P16">Unsigned int getrecordsize();</text:p>
        </text:list-item>
      </text:list>
      <text:p text:style-name="P4">Devuelve el espacio de un registro completo (sin considerar los nullos) <text:s text:c="3"/></text:p>
      <text:p text:style-name="P4"><text:tab/>Clase: InfoMDC</text:p>
      <text:p text:style-name="P4"><text:s text:c="4"/><text:tab/><text:tab/>unsigned short tipo_campo</text:p>
      <text:p text:style-name="P4"><text:s text:c="4"/><text:tab/><text:tab/>char nombre_campo[30]</text:p>
      <text:p text:style-name="P4"><text:s text:c="4"/><text:tab/><text:tab/><text:span text:style-name="T1">unsigned int size</text:span></text:p>
      <text:p text:style-name="P4"><text:s text:c="4"/><text:tab/><text:tab/>bool nulls</text:p>
      <text:p text:style-name="P4"><text:s text:c="4"/><text:tab/><text:tab/>bool PK</text:p>
      <text:p text:style-name="P4"><text:s text:c="4"/><text:tab/><text:tab/>char DEFAULT[30]</text:p>
      <text:p text:style-name="P4"><text:span text:style-name="T1"><text:tab/><text:tab/></text:span>unsigned int inicio_varchar (Ignorado por el QA)</text:p>
      <text:p text:style-name="P4"><text:tab/><text:tab/><text:bookmark-start text:name="__DdeLink__1118_182676312"/>unsigned int final_varchar <text:bookmark-end text:name="__DdeLink__1118_182676312"/>(Ignorado por el QA)</text:p>
      <text:p text:style-name="P4"><text:tab/>El tipo_campo corresponde a una enumeración:</text:p>
      <text:list xml:id="list211333711" text:style-name="WWNum2">
        <text:list-item>
          <text:p text:style-name="P15">Int</text:p>
        </text:list-item>
        <text:list-item>
          <text:p text:style-name="P15">Double</text:p>
        </text:list-item>
        <text:list-item>
          <text:p text:style-name="P15">Char (Se rellena con #)</text:p>
        </text:list-item>
        <text:list-item>
          <text:p text:style-name="P15">Varchar (Se rellena con #)</text:p>
        </text:list-item>
        <text:list-item>
          <text:p text:style-name="P15">Bool <text:s text:c="2"/></text:p>
        </text:list-item>
      </text:list>
      <text:p text:style-name="P4">Clase: InfoMD</text:p>
      <text:p text:style-name="P4"><text:s text:c="4"/><text:tab/>char nombreTabla[50]</text:p>
      <text:p text:style-name="P4"><text:tab/>unsigned int cant_camposBloque</text:p>
      <text:p text:style-name="P4"><text:s text:c="4"/><text:tab/>unsigned int cant_campos</text:p>
      <text:p text:style-name="P4"><text:s text:c="4"/><text:tab/><text:span text:style-name="T1">unsigned int inicio_MDCont</text:span></text:p>
      <text:p text:style-name="P4"><text:s text:c="8"/>unsigned int final_MDCont</text:p>
      <text:p text:style-name="P4"><text:span text:style-name="T1"><text:s text:c="4"/><text:tab/>unsigned int </text:span><text:bookmark text:name="__DdeLink__1120_182676312"/><text:span text:style-name="T1">inicio_BD</text:span></text:p>
      <text:p text:style-name="P4"><text:span text:style-name="T1"><text:s text:c="4"/><text:tab/></text:span>unsigned int <text:bookmark text:name="__DdeLink__1122_182676312"/>final_BD</text:p>
      <text:p text:style-name="P4">Descripción:</text:p>
      <text:p text:style-name="P4"><text:soft-page-break/>nombreTabla contiene el nombre de la tabla correspondiente al bloque de metadata.</text:p>
      <text:p text:style-name="P4">cant_campos es equivalente a la cantidad total de campos de una tabla, es decir que incluye la cantidad de campos que contienen los bloques de continuación de metadata si este es el caso.</text:p>
      <text:p text:style-name="P4">cont_MD corresponde al blockID del primer bloque de continuación de metadata si no existe es igual a 0.</text:p>
      <text:p text:style-name="P4">inicio_BD corresponde al blockID del primer bloque de datos de una tabla sino existe es igual a 0.</text:p>
      <text:p text:style-name="P4">final_BD corresponde al blockID del último bloque de datos de una tabla sino existe es igual a 0.</text:p>
      <text:p text:style-name="P4">*Para cada uno de los atributos anteriores de la clase InfoMD, la clase Metadata contiene los sets y gets de dichos atributos en disco, el atributo info de la clase InfoMD es publico por lo que se puede acceder fácilmente en memoria así como los atributos internos de la clase InfoMD en el caso de que se instancia un bloque de Metadata con el primer constructor por si se requiere algún cambio en los atributo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Clase: <text:bookmark-start text:name="__DdeLink__854_1111294998"/>MetadataContin<text:bookmark-end text:name="__DdeLink__854_1111294998"/>uo hereda de la clase Block<text:tab/> <text:s text:c="3"/></text:p>
      <text:p text:style-name="P4"><text:tab/><text:span text:style-name="T1">MetadataContinuo(unsigned int blockID, unsigned int <text:tab/>blockIDMD): </text:span></text:p>
      <text:p text:style-name="P4"><text:tab/>Este constructor nos permite mantener un bloque de <text:tab/>metadata en memoria para luego escribirse.</text:p>
      <text:p text:style-name="P4"><text:tab/>MetadataContinuo(unsigned int blockID):</text:p>
      <text:p text:style-name="P4">Este constructor lee del archivo y carga en memoria los atributos correspondientes al bloque con dicho ID.</text:p>
      <text:p text:style-name="P4"><text:tab/>InfoCMD info</text:p>
      <text:p text:style-name="P4">Funciones:</text:p>
      <text:list xml:id="list107720272" text:continue-list="list1506137996" text:style-name="WWNum1">
        <text:list-item>
          <text:p text:style-name="P16">InfoMDC readCampo(unsigned int index);</text:p>
        </text:list-item>
      </text:list>
      <text:p text:style-name="P4">Devuelve el campo del bloque de MetadaContinuo correspondiente al index de parámetro, es decir una función específica para ese bloque o en otras palabras no considera los demás bloques de <text:s/>MetadataContinuo que puedan existir.</text:p>
      <text:p text:style-name="P4"><text:span text:style-name="T1">Clase: </text:span><text:bookmark text:name="__DdeLink__852_1111294998"/><text:span text:style-name="T1">InfoCMD</text:span></text:p>
      <text:p text:style-name="P4"><text:s text:c="4"/><text:tab/>unsigned int cant_campos</text:p>
      <text:p text:style-name="P4"><text:tab/>unsigned int blockIDMD</text:p>
      <text:p text:style-name="P4">Descripcion:</text:p>
      <text:p text:style-name="P4">cant_campos es equivalente a la cantidad de campos que contiene un bloque de MetadataContinuo.</text:p>
      <text:p text:style-name="P4">blockIDMD es equivalente al blockID del bloque de Metadata al que corresponde un determinado bloque de MetadaContinuo</text:p>
      <text:p text:style-name="P4">*Para cada uno de los atributos anteriores de la clase InfoCMD, la clase MetadataContinuo contiene los sets y gets de dichos atributos <text:bookmark text:name="__DdeLink__369_347261089"/>en disco, el atributo info de la clase InfoCMD es publico por lo que se puede acceder fácilmente en memoria así como los atributos internos de la clase InfoCMD en el caso de que se instancia un bloque de MetadataContinuo con el primer constructor por si se requiere algún cambio en los atributo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Clase: Data hereda de la clase Block</text:p>
      <text:p text:style-name="P4"><text:tab/><text:span text:style-name="T1">Data(unsigned int blockID, unsigned int blockIDMD):</text:span></text:p>
      <text:p text:style-name="P4"><text:bookmark text:name="__DdeLink__376_1540727615"/>Este constructor nos permite mantener un bloque de data en memoria para luego escribirse.</text:p>
      <text:p text:style-name="P4"><text:tab/>Data(unsigned int blockID):</text:p>
      <text:p text:style-name="P4">Este constructor lee del archivo y carga en memoria los atributos correspondientes al bloque con dicho ID. </text:p>
      <text:p text:style-name="P4"><text:tab/>InfoD info</text:p>
      <text:p text:style-name="P4">Funciones:</text:p>
      <text:list xml:id="list958783013" text:continue-numbering="true" text:style-name="WWNum1">
        <text:list-item>
          <text:p text:style-name="P14">void insertRecord(Registro reg);</text:p>
        </text:list-item>
      </text:list>
      <text:p text:style-name="P4"><text:tab/>Inserta el parámetro reg como un registro en el bloque de data. <text:tab/>La parte de la definición de un registro se encuentra al final de <text:tab/>este documento.</text:p>
      <text:list xml:id="list1279532903" text:continue-numbering="true" text:style-name="WWNum1">
        <text:list-item>
          <text:p text:style-name="P14">Registro selectRecord(unsigned int index);</text:p>
        </text:list-item>
      </text:list>
      <text:p text:style-name="P8">Retorna el registro correspondiente al index en ese bloque de datos solo considera los registros activos.</text:p>
      <text:list xml:id="list2072714856" text:continue-numbering="true" text:style-name="WWNum1">
        <text:list-item>
          <text:p text:style-name="P14">void updateRecor<text:span text:style-name="T1">d(Registro reg, unsigned int index);</text:span></text:p>
        </text:list-item>
      </text:list>
      <text:p text:style-name="P8">Actualiza el registro correspondiente al index en ese bloque de datos.</text:p>
      <text:list xml:id="list587862613" text:continue-numbering="true" text:style-name="WWNum1">
        <text:list-item>
          <text:p text:style-name="P16">void deleteRecord(unsigned int index);</text:p>
        </text:list-item>
      </text:list>
      <text:p text:style-name="P8"><text:bookmark text:name="_GoBack"/>Elimina el registro correspondiente al index en ese bloque de datos.</text:p>
      <text:p text:style-name="P4">Clase: InfoD</text:p>
      <text:p text:style-name="P4"><text:s text:c="4"/><text:tab/>unsigned int blockIDMD</text:p>
      <text:p text:style-name="P4"><text:s text:c="4"/><text:tab/>unsigned int cantRegFisicos</text:p>
      <text:p text:style-name="P4"><text:span text:style-name="T1"><text:s text:c="3"/><text:tab/></text:span>unsigned int cantRegActivos</text:p>
      <text:p text:style-name="P4">Descripción:</text:p>
      <text:p text:style-name="P4">blockIDMD es el blockID del bloque de Metadata al cual esta enlazado dicho bloque de data.</text:p>
      <text:p text:style-name="P4">cantRegFisicos es la cantidad de registros que contiene un bloque de data contando los que están marcados como eliminados.</text:p>
      <text:p text:style-name="P4">Cant RegActivos es la cantidad de registros que contiene un bloque de data sin contar los que están marcados como eliminados.</text:p>
      <text:p text:style-name="P4">*Para cada uno de los atributos anteriores de la clase InfoD, la clase Data contiene los sets y gets de dichos atributos en disco, el atributo info de la clase InfoD es publico por lo que se puede acceder fácilmente en memoria así como los atributos internos de la clase InfoD en el caso de que se instancia un bloque de Data con el primer constructor por si se requiere algún cambio en los atributos.</text:p>
      <text:p text:style-name="P4"/>
      <text:p text:style-name="P4"/>
      <text:p text:style-name="P4"/>
      <text:p text:style-name="P4"/>
      <text:p text:style-name="P4"/>
      <text:p text:style-name="P3"><text:soft-page-break/>Clase: Registro</text:p>
      <text:p text:style-name="P4"><text:bookmark-start text:name="__DdeLink__52_4139933621"/><text:span text:style-name="T1"><text:tab/></text:span><text:bookmark-end text:name="__DdeLink__52_4139933621"/><text:span text:style-name="T1">InfoReg info</text:span></text:p>
      <text:p text:style-name="P3"><text:tab/>unsigned char* contentReg;</text:p>
      <text:p text:style-name="P4">Descripción: </text:p>
      <text:p text:style-name="P4">contentReg se recibe de parámetro en el siguiente formato para la funcion insert y update de la clase de bloque de Data: </text:p>
      <text:p text:style-name="P4"/>
      <table:table table:name="Table1" table:style-name="Table1">
        <table:table-column table:style-name="Table1.A" table:number-columns-repeated="4"/>
        <table:table-row>
          <table:table-cell table:style-name="Table1.A1" office:value-type="string">
            <text:p text:style-name="P7">Cod</text:p>
          </table:table-cell>
          <table:table-cell table:style-name="Table1.A1" office:value-type="string">
            <text:p text:style-name="P7">Nombre</text:p>
          </table:table-cell>
          <table:table-cell table:style-name="Table1.A1" office:value-type="string">
            <text:p text:style-name="P7">Edad</text:p>
          </table:table-cell>
          <table:table-cell table:style-name="Table1.D1" office:value-type="string">
            <text:p text:style-name="P7">Direccion</text:p>
          </table:table-cell>
        </table:table-row>
        <table:table-row>
          <table:table-cell table:style-name="Table1.A2" office:value-type="string">
            <text:p text:style-name="P7">1</text:p>
          </table:table-cell>
          <table:table-cell table:style-name="Table1.A2" office:value-type="string">
            <text:p text:style-name="P7">5Maria\0</text:p>
          </table:table-cell>
          <table:table-cell table:style-name="Table1.A2" office:value-type="string">
            <text:p text:style-name="P7">27</text:p>
          </table:table-cell>
          <table:table-cell table:style-name="Table1.D2" office:value-type="string">
            <text:p text:style-name="P7">9Los Andes\0</text:p>
          </table:table-cell>
        </table:table-row>
        <table:table-row>
          <table:table-cell table:style-name="Table1.A2" office:value-type="string">
            <text:p text:style-name="P7">Int</text:p>
          </table:table-cell>
          <table:table-cell table:style-name="Table1.A2" office:value-type="string">
            <text:p text:style-name="P7">Varchar</text:p>
          </table:table-cell>
          <table:table-cell table:style-name="Table1.A2" office:value-type="string">
            <text:p text:style-name="P7">Int</text:p>
          </table:table-cell>
          <table:table-cell table:style-name="Table1.D2" office:value-type="string">
            <text:p text:style-name="P7">Varchar</text:p>
          </table:table-cell>
        </table:table-row>
      </table:table>
      <text:p text:style-name="P12"/>
      <text:p text:style-name="P4">Con lo anterior se puede observar que a los campos de tipo varchar se les pre-concatena el size en un byte.</text:p>
      <text:p text:style-name="P4">*Para cada uno de los atributos anteriores de la clase InfoReg, la clase Registro contiene los sets y gets de dichos atributos en memoria.</text:p>
      <text:p text:style-name="P4">En el caso de los varchars se manejara un nuevo tipo de bloque que contendrá varchars correspondientes a un campo de un registro de una tabla por lo que siguiendo con el ejemplo anterior este será transformado a:</text:p>
      <text:p text:style-name="P2"/>
      <table:table table:name="Tabla2" table:style-name="Tabla2">
        <table:table-column table:style-name="Tabla2.A" table:number-columns-repeated="2"/>
        <table:table-column table:style-name="Tabla2.C"/>
        <table:table-column table:style-name="Tabla2.A"/>
        <table:table-column table:style-name="Tabla2.E"/>
        <table:table-column table:style-name="Tabla2.F"/>
        <table:table-row table:style-name="Tabla2.1">
          <table:table-cell table:style-name="Tabla2.A1" office:value-type="string">
            <text:p text:style-name="P2">1</text:p>
          </table:table-cell>
          <table:table-cell table:style-name="Tabla2.A1" office:value-type="string">
            <text:p text:style-name="P2">BIDV</text:p>
          </table:table-cell>
          <table:table-cell table:style-name="Tabla2.A1" office:value-type="string">
            <text:p text:style-name="P2">Index</text:p>
          </table:table-cell>
          <table:table-cell table:style-name="Tabla2.A1" office:value-type="string">
            <text:p text:style-name="P2">27</text:p>
          </table:table-cell>
          <table:table-cell table:style-name="Tabla2.A1" office:value-type="string">
            <text:p text:style-name="P2">BIDV</text:p>
          </table:table-cell>
          <table:table-cell table:style-name="Tabla2.A1" office:value-type="string">
            <text:p text:style-name="P2">Index</text:p>
          </table:table-cell>
        </table:table-row>
      </table:table>
      <text:p text:style-name="P1"/>
      <text:p text:style-name="P4">Este proceso será previamente a insertar o actualizar el registro.</text:p>
      <text:p text:style-name="P4">*BIDV = El blockID del bloque de varchars donde se encuentra ese campo de ese registro.</text:p>
      <text:p text:style-name="P4">*Index = La posición en ese bloque de varchars donde se encuentra ese campo de ese registro.</text:p>
      <text:p text:style-name="P4">Funciones: </text:p>
      <text:list xml:id="list1623419441" text:continue-numbering="true" text:style-name="WWNum1">
        <text:list-item>
          <text:p text:style-name="P16">unsigned char* readCampo(unsigned int index,unsigned int blockIDMD);</text:p>
        </text:list-item>
      </text:list>
      <text:p text:style-name="P9">Devuelve un arreglo de “bytes” como fue guardado en disco que corresponden a un determinado campo de un registro cuyo index es el de parámetro para la correspondiente tabla.</text:p>
      <text:p text:style-name="P9">EN EL CASO DE VARCHARS DEVOLVERIA EL BIDV y el INDEX( en Bytes).</text:p>
      <text:p text:style-name="P9">EN Caso de que algun campo se encuentre nulo readCampo devolvera el arreglo de bytes llenos del simbolo que se escogio</text:p>
      <text:p text:style-name="P9">para representar nulos (#).</text:p>
      <text:p text:style-name="P9"/>
      <text:p text:style-name="P10">Clase InfoReg</text:p>
      <text:p text:style-name="P10"><text:soft-page-break/><text:tab/>unsigned short nulos</text:p>
      <text:p text:style-name="P10"><text:tab/>unsigned int tam</text:p>
      <text:p text:style-name="P10"><text:tab/>bool tombstone</text:p>
      <text:p text:style-name="P10">nulos es un mapa de bits que indica que campos son nulos y cuáles no por lo que una tabla no puede guardar más de 16 campos.</text:p>
      <text:p text:style-name="P4">tam es el tamaño del arreglo de “bytes” contentReg.</text:p>
      <text:p text:style-name="P10">tombstone es un booleano ( true = Activo, False = InActivo)</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text:soft-page-break/>Clase: Varchar hereda de la clase Block</text:p>
      <text:p text:style-name="P6"><text:span text:style-name="T5"><text:tab/>Varchar(</text:span><text:span text:style-name="T3">unsigned</text:span><text:span text:style-name="T5"> </text:span><text:span text:style-name="T3">int</text:span><text:span text:style-name="T5"> blockID, </text:span><text:span text:style-name="T3">unsigned</text:span><text:span text:style-name="T5"> </text:span><text:span text:style-name="T3">int</text:span><text:span text:style-name="T5"> blockIDMD, </text:span><text:span text:style-name="T3">unsigned</text:span><text:span text:style-name="T5"> <text:tab/></text:span><text:span text:style-name="T3">int</text:span><text:span text:style-name="T5"> index, </text:span><text:span text:style-name="T3">unsigned</text:span><text:span text:style-name="T5"> </text:span><text:span text:style-name="T3">int</text:span><text:span text:style-name="T5"> max_size)</text:span><text:span text:style-name="T6"><text:tab/></text:span></text:p>
      <text:p text:style-name="P4">Este constructor nos permite mantener un bloque de varchars en memoria para luego escribirse.</text:p>
      <text:p text:style-name="P4"><text:tab/>Varchar(unsigned int blockID):</text:p>
      <text:p text:style-name="P4">Este constructor lee del archivo y carga en memoria los atributos correspondientes al bloque con dicho ID. </text:p>
      <text:p text:style-name="P4"><text:tab/>InfoV info</text:p>
      <text:p text:style-name="P4">Funciones:</text:p>
      <text:list xml:id="list999395225" text:continue-numbering="true" text:style-name="WWNum1">
        <text:list-item>
          <text:p text:style-name="P16">unsigned int insertVarchar(unsigned char* varchar);</text:p>
        </text:list-item>
      </text:list>
      <text:p text:style-name="P4"><text:tab/>Inserta el parámetro varchar en el bloque de varchars y <text:tab/>devuelve la posición de ese varchar en el bloque.</text:p>
      <text:list xml:id="list53359994" text:continue-numbering="true" text:style-name="WWNum1">
        <text:list-item>
          <text:p text:style-name="P16">unsigned char* selectVarchar(unsigned int index);</text:p>
        </text:list-item>
      </text:list>
      <text:p text:style-name="P8">Retorna el varchar correspondiente al index en ese bloque de varchars.</text:p>
      <text:list xml:id="list1607983975" text:continue-numbering="true" text:style-name="WWNum1">
        <text:list-item>
          <text:p text:style-name="P16">void updateVarchar(unsigned char* varchar, unsigned int index);</text:p>
        </text:list-item>
      </text:list>
      <text:p text:style-name="P8">Actualiza el varchar correspondiente al index en ese bloque de varchars.</text:p>
      <text:p text:style-name="P4">Clase: InfoV</text:p>
      <text:p text:style-name="P6"><text:span text:style-name="T6"><text:s text:c="4"/><text:tab/></text:span><text:span text:style-name="T4">unsigned</text:span><text:span text:style-name="T7"> </text:span><text:span text:style-name="T4">int</text:span><text:span text:style-name="T7"> blockIDMD; </text:span></text:p>
      <text:p text:style-name="P5"><text:span text:style-name="T2"><text:tab/>unsigned</text:span> <text:span text:style-name="T2">int</text:span> index;</text:p>
      <text:p text:style-name="P5"><text:span text:style-name="T2"><text:tab/>unsigned</text:span> <text:span text:style-name="T2">int</text:span> cant_varchars;</text:p>
      <text:p text:style-name="P5"><text:span text:style-name="T2"><text:tab/>unsigned</text:span> <text:span text:style-name="T2">int</text:span> max_size;</text:p>
      <text:p text:style-name="P4"/>
      <text:p text:style-name="P4">Descripción:</text:p>
      <text:p text:style-name="P4">blockIDMD es el blockID del bloque de Metadata al cual está vinculado dicho bloque de varchars.</text:p>
      <text:p text:style-name="P4">index es el indice del campo al que pertenece este bloque de Varchar </text:p>
      <text:p text:style-name="P4">cant_varchars es la cantidad de varchars que contiene el bloque.</text:p>
      <text:p text:style-name="P4">max_size es el tamaño maximo que tendra cada varchar que se almacene en el bloque de Varchar</text:p>
      <text:p text:style-name="P4">*Para cada uno de los atributos anteriores de la clase InfoV, la clase Varchar contiene los sets y gets de dichos atributos en disco, el atributo info de la clase InfoV es publico por lo que se puede acceder fácilmente en memoria así como los atributos internos de la clase V en el caso de que se instancia un bloque de Varchar con el primer constructor por si se requiere algún cambio en los atributos.</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adornments="Regular" style:font-pitch="variable" style:font-charset="x-symbol"/>
    <style:font-face style:name="Wingdings" svg:font-family="Wingdings"/>
    <style:font-face style:name="Courier New"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svg:font-family="Arial" style:font-family-generic="roman" style:font-pitch="variable"/>
    <style:font-face style:name="Baskerville Old Face" svg:font-family="'Baskerville Old Fac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H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H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ab-stops>
          <style:tab-stop style:position="1.249cm"/>
        </style:tab-stops>
      </style:paragraph-properties>
      <style:text-properties fo:color="#00000a" style:font-name="Times New Roman" fo:font-size="12pt" fo:language="es" fo:country="ES"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default-outline-level=""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name-complex="Lohit Hindi"/>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Hindi"/>
    </style:style>
    <style:style style:name="caption" style:family="paragraph" style:parent-style-name="Standard" style:default-outline-level="">
      <style:paragraph-properties fo:margin-top="0.212cm" fo:margin-bottom="0.212cm" text:number-lines="false" text:line-number="0"/>
      <style:text-properties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Head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fo:language="es" fo:country="HN" style:font-name-complex="Symbol1"/>
    </style:style>
    <style:style style:name="ListLabel_20_3" style:display-name="ListLabel 3" style:family="text">
      <style:text-properties style:font-name-complex="Courier New1"/>
    </style:style>
    <style:style style:name="ListLabel_20_4" style:display-name="ListLabel 4" style:family="text">
      <style:text-properties style:font-name-complex="Wingdings1"/>
    </style:style>
    <style:style style:name="ListLabel_20_5" style:display-name="ListLabel 5" style:family="text">
      <style:text-properties style:font-name-complex="Symbol1"/>
    </style:style>
    <style:style style:name="ListLabel_20_6" style:display-name="ListLabel 6" style:family="text">
      <style:text-properties style:font-name-asian="Droid Sans Fallback" style:font-name-complex="Lohit Hindi"/>
    </style:style>
    <style:style style:name="ListLabel_20_7" style:display-name="ListLabel 7" style:family="text">
      <style:text-properties style:font-name-complex="Symbol1"/>
    </style:style>
    <style:style style:name="ListLabel_20_8" style:display-name="ListLabel 8" style:family="text">
      <style:text-properties style:font-name-complex="Courier New1"/>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ourier New1"/>
    </style:style>
    <style:style style:name="ListLabel_20_12" style:display-name="ListLabel 12" style:family="text">
      <style:text-properties style:font-name-complex="Wingdings1"/>
    </style:style>
    <style:style style:name="ListLabel_20_13" style:display-name="ListLabel 13" style:family="text">
      <style:text-properties style:font-name-complex="Symbol1"/>
    </style:style>
    <style:style style:name="ListLabel_20_14" style:display-name="ListLabel 14" style:family="text">
      <style:text-properties style:font-name-complex="Courier New1"/>
    </style:style>
    <style:style style:name="ListLabel_20_15" style:display-name="ListLabel 15" style:family="text">
      <style:text-properties style:font-name-complex="Wingdings1"/>
    </style:style>
    <style:style style:name="ListLabel_20_16" style:display-name="ListLabel 16" style:family="text">
      <style:text-properties style:font-name-complex="Symbol1"/>
    </style:style>
    <style:style style:name="ListLabel_20_17" style:display-name="ListLabel 17" style:family="text">
      <style:text-properties style:font-name-complex="Courier New1"/>
    </style:style>
    <style:style style:name="ListLabel_20_18" style:display-name="ListLabel 18" style:family="text">
      <style:text-properties style:font-name-complex="Wingdings1"/>
    </style:style>
    <style:style style:name="ListLabel_20_19" style:display-name="ListLabel 19" style:family="text">
      <style:text-properties style:font-name-complex="Symbol1"/>
    </style:style>
    <style:style style:name="ListLabel_20_20" style:display-name="ListLabel 20" style:family="text">
      <style:text-properties style:font-name-complex="Courier New1"/>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ourier New1"/>
    </style:style>
    <style:style style:name="ListLabel_20_24" style:display-name="ListLabel 24" style:family="text">
      <style:text-properties style:font-name-complex="Wingdings1"/>
    </style:style>
    <style:style style:name="ListLabel_20_25" style:display-name="ListLabel 25" style:family="text">
      <style:text-properties style:font-name-complex="Symbol1"/>
    </style:style>
    <style:style style:name="ListLabel_20_26" style:display-name="ListLabel 26" style:family="text">
      <style:text-properties style:font-name-complex="Courier New1"/>
    </style:style>
    <style:style style:name="ListLabel_20_27" style:display-name="ListLabel 27" style:family="text">
      <style:text-properties style:font-name-complex="Wingdings1"/>
    </style:style>
    <style:style style:name="ListLabel_20_28" style:display-name="ListLabel 28" style:family="text">
      <style:text-properties style:font-name-complex="Symbol1"/>
    </style:style>
    <style:style style:name="ListLabel_20_29" style:display-name="ListLabel 29" style:family="text">
      <style:text-properties style:font-name-complex="Courier New1"/>
    </style:style>
    <style:style style:name="ListLabel_20_30" style:display-name="ListLabel 30" style:family="text">
      <style:text-properties style:font-name-complex="Wingding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133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0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673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43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13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483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53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2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26T16:55:00</meta:creation-date>
    <meta:initial-creator>Mairen</meta:initial-creator>
    <dc:creator>JOC </dc:creator>
    <dc:date>2011-08-20T11:30:25</dc:date>
    <meta:editing-cycles>74</meta:editing-cycles>
    <meta:editing-duration>PT1H12M53S</meta:editing-duration>
    <meta:generator>LibreOffice/3.3$Linux LibreOffice_project/330m19$Build-202</meta:generator>
    <meta:document-statistic meta:table-count="2" meta:image-count="0" meta:object-count="0" meta:page-count="10" meta:paragraph-count="216" meta:word-count="2200" meta:character-count="13758"/>
    <meta:template xlink:type="simple" xlink:actuate="onRequest" xlink:title="Normal" xlink:href=""/>
  </office:meta>
</office:document-meta>
</file>